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FreeSans" svg:font-family="FreeSans" style:font-family-generic="swiss"/>
    <style:font-face style:name="Courier New" svg:font-family="'Courier New'" style:font-pitch="variable"/>
    <style:font-face style:name="Droid Sans Fallback" svg:font-family="'Droid Sans Fallback'" style:font-pitch="variable"/>
    <style:font-face style:name="FreeSans1" svg:font-family="FreeSans" style:font-pitch="variable"/>
    <style:font-face style:name="Noto Sans CJK SC Regular1" svg:font-family="'Noto Sans CJK SC Regular'" style:font-pitch="variable"/>
    <style:font-face style:name="PMingLiU" svg:font-family="PMingLiU, 新細明體"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6.002cm" style:page-number="auto" table:align="left" style:writing-mode="lr-tb"/>
    </style:style>
    <style:style style:name="Tabla1.A" style:family="table-column">
      <style:table-column-properties style:column-width="7.461cm"/>
    </style:style>
    <style:style style:name="Tabla1.B" style:family="table-column">
      <style:table-column-properties style:column-width="7.144cm"/>
    </style:style>
    <style:style style:name="Tabla1.C" style:family="table-column">
      <style:table-column-properties style:column-width="1.397cm"/>
    </style:style>
    <style:style style:name="Tabla1.1" style:family="table-row">
      <style:table-row-properties style:min-row-height="1.905cm"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3.556cm" fo:keep-together="auto"/>
    </style:style>
    <style:style style:name="Tabla1.A2" style:family="table-cell">
      <style:table-cell-properties style:vertical-align="top" fo:padding="0cm" fo:border="none" style:writing-mode="lr-tb"/>
    </style:style>
    <style:style style:name="P1" style:family="paragraph" style:parent-style-name="Standard">
      <style:paragraph-properties style:snap-to-layout-grid="false"/>
      <style:text-properties style:font-name-asian="PMingLiU" style:language-asian="tr" style:country-asian="TR"/>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style:text-autospace="none"/>
      <style:text-properties style:font-name="Courier New" fo:language="en" fo:country="GB" fo:font-style="italic" style:font-name-asian="Times New Roman" style:language-asian="en" style:country-asian="GB" style:font-style-asian="italic" style:font-name-complex="Courier New"/>
    </style:style>
    <style:style style:name="P4" style:family="paragraph" style:parent-style-name="Standard">
      <style:paragraph-properties fo:margin-left="0.501cm" fo:margin-right="0cm" fo:text-align="justify" style:justify-single-word="false" fo:text-indent="-0.501cm" style:auto-text-indent="false" style:text-autospace="none"/>
    </style:style>
    <style:style style:name="P5" style:family="paragraph" style:parent-style-name="ACL_20_Text_20_Indent">
      <style:text-properties style:font-name-asian="PMingLiU" style:language-asian="zh" style:country-asian="TW"/>
    </style:style>
    <style:style style:name="P6" style:family="paragraph" style:parent-style-name="ACL_20_Text_20_Indent">
      <style:paragraph-properties fo:margin-left="0cm" fo:margin-right="0cm" fo:text-indent="0cm" style:auto-text-indent="false"/>
    </style:style>
    <style:style style:name="P7" style:family="paragraph" style:parent-style-name="ACL_20_Address">
      <style:text-properties style:font-name-asian="PMingLiU" style:language-asian="zh" style:country-asian="TW"/>
    </style:style>
    <style:style style:name="P8" style:family="paragraph" style:parent-style-name="ACL_20_Abstract_20_Heading">
      <style:paragraph-properties fo:margin-top="0.212cm" fo:margin-bottom="0.423cm" loext:contextual-spacing="false"/>
      <style:text-properties style:font-name="Courier New" fo:language="en" fo:country="GB" fo:font-style="italic" style:font-name-asian="PMingLiU" style:language-asian="zh" style:country-asian="TW" style:font-style-asian="italic" style:font-name-complex="Courier New"/>
    </style:style>
    <style:style style:name="P9" style:family="paragraph" style:parent-style-name="ACL_20_Title">
      <style:paragraph-properties fo:margin-top="0.212cm" fo:margin-bottom="0.529cm" loext:contextual-spacing="false" fo:text-align="center" style:justify-single-word="false"/>
    </style:style>
    <style:style style:name="P10" style:family="paragraph" style:parent-style-name="ACL_20_Author">
      <style:text-properties style:font-name-asian="PMingLiU" style:language-asian="zh" style:country-asian="TW"/>
    </style:style>
    <style:style style:name="P11" style:family="paragraph" style:parent-style-name="ACL_20_Email">
      <style:paragraph-properties fo:margin-top="0.106cm" fo:margin-bottom="0.106cm" loext:contextual-spacing="false" fo:text-align="center" style:justify-single-word="false"/>
    </style:style>
    <style:style style:name="P12" style:family="paragraph" style:parent-style-name="ACL_20_Text">
      <style:text-properties style:font-size-complex="11pt" text:display="none"/>
    </style:style>
    <style:style style:name="P13" style:family="paragraph" style:parent-style-name="ACL_20_Text">
      <style:paragraph-properties fo:hyphenation-ladder-count="no-limit"/>
      <style:text-properties fo:hyphenate="false" fo:hyphenation-remain-char-count="2" fo:hyphenation-push-char-count="2"/>
    </style:style>
    <style:style style:name="P14" style:family="paragraph" style:parent-style-name="ACL_20_Text">
      <style:paragraph-properties fo:hyphenation-ladder-count="no-limit"/>
      <style:text-properties officeooo:paragraph-rsid="000d64b5" fo:hyphenate="false" fo:hyphenation-remain-char-count="2" fo:hyphenation-push-char-count="2"/>
    </style:style>
    <style:style style:name="P15" style:family="paragraph" style:parent-style-name="ACL_20_Text">
      <style:text-properties style:language-asian="tr" style:country-asian="TR"/>
    </style:style>
    <style:style style:name="P16" style:family="paragraph" style:parent-style-name="ACL_20_Text">
      <style:text-properties officeooo:paragraph-rsid="000c9aa7"/>
    </style:style>
    <style:style style:name="P17" style:family="paragraph" style:parent-style-name="ACL_20_Text">
      <style:paragraph-properties fo:margin-left="0.706cm" fo:margin-right="0cm" fo:text-indent="0cm" style:auto-text-indent="false"/>
      <style:text-properties style:font-name="Courier New" fo:font-size="10pt" style:font-size-asian="10pt" style:font-name-complex="Courier New"/>
    </style:style>
    <style:style style:name="P18" style:family="paragraph" style:parent-style-name="ACL_20_Abstract_20_Heading">
      <style:text-properties fo:language="en" fo:country="GB" officeooo:paragraph-rsid="00101632" style:font-name-asian="Symbol" style:font-name-complex="Symbol"/>
    </style:style>
    <style:style style:name="P19" style:family="paragraph" style:parent-style-name="ACL_20_List_20_Bulleted" style:list-style-name="L1">
      <style:paragraph-properties fo:margin-top="0cm" fo:margin-bottom="0cm" loext:contextual-spacing="false"/>
    </style:style>
    <style:style style:name="P20" style:family="paragraph" style:parent-style-name="ACL_20_List_20_Bulleted" style:list-style-name="L1">
      <style:paragraph-properties fo:margin-top="0cm" fo:margin-bottom="0cm" loext:contextual-spacing="false"/>
      <style:text-properties style:language-asian="tr" style:country-asian="TR"/>
    </style:style>
    <style:style style:name="P21" style:family="paragraph" style:parent-style-name="ACL_20_Section">
      <style:text-properties style:font-name-asian="PMingLiU" style:font-name-complex="Symbol"/>
    </style:style>
    <style:style style:name="P22" style:family="paragraph" style:parent-style-name="ACL_20_Section">
      <style:text-properties style:font-name-asian="PMingLiU" style:language-asian="zh" style:country-asian="TW"/>
    </style:style>
    <style:style style:name="P23" style:family="paragraph" style:parent-style-name="ACL_20_Section">
      <style:text-properties style:font-name-asian="PMingLiU" style:language-asian="zh" style:country-asian="TW" style:font-name-complex="Symbol"/>
    </style:style>
    <style:style style:name="P24" style:family="paragraph" style:parent-style-name="ACL_20_Subsection">
      <style:text-properties style:font-name-asian="PMingLiU"/>
    </style:style>
    <style:style style:name="P25" style:family="paragraph" style:parent-style-name="ACL_20_Subsection">
      <style:text-properties style:font-name-asian="PMingLiU" style:language-asian="zh" style:country-asian="TW"/>
    </style:style>
    <style:style style:name="P26" style:family="paragraph" style:parent-style-name="ACL_20_List_20_Bulleted_20_1st_20_line" style:list-style-name="L1">
      <style:paragraph-properties fo:margin-top="0.212cm" fo:margin-bottom="0cm" loext:contextual-spacing="false"/>
    </style:style>
    <style:style style:name="T1" style:family="text">
      <style:text-properties style:font-name-asian="PMingLiU"/>
    </style:style>
    <style:style style:name="T2" style:family="text">
      <style:text-properties style:font-name-asian="PMingLiU" style:language-asian="zh" style:country-asian="TW"/>
    </style:style>
    <style:style style:name="T3" style:family="text">
      <style:text-properties style:font-name-asian="PMingLiU" style:language-asian="zh" style:country-asian="TW" style:font-name-complex="Symbol"/>
    </style:style>
    <style:style style:name="T4" style:family="text">
      <style:text-properties style:font-name-asian="PMingLiU" style:language-asian="zh" style:country-asian="TW" style:font-name-complex="Symbol" style:font-size-complex="11pt"/>
    </style:style>
    <style:style style:name="T5" style:family="text">
      <style:text-properties officeooo:rsid="00094ad9" style:font-name-asian="PMingLiU" style:language-asian="zh" style:country-asian="TW" style:font-name-complex="Symbol"/>
    </style:style>
    <style:style style:name="T6" style:family="text">
      <style:text-properties officeooo:rsid="0009e453" style:font-name-asian="PMingLiU" style:language-asian="zh" style:country-asian="TW" style:font-name-complex="Symbol"/>
    </style:style>
    <style:style style:name="T7" style:family="text">
      <style:text-properties style:font-name-asian="PMingLiU" style:language-asian="zh" style:country-asian="TW" style:font-size-complex="11pt"/>
    </style:style>
    <style:style style:name="T8" style:family="text">
      <style:text-properties officeooo:rsid="000c9aa7" style:font-name-asian="PMingLiU" style:language-asian="zh" style:country-asian="TW"/>
    </style:style>
    <style:style style:name="T9" style:family="text">
      <style:text-properties officeooo:rsid="000d64b5" style:font-name-asian="PMingLiU" style:language-asian="zh" style:country-asian="TW"/>
    </style:style>
    <style:style style:name="T10" style:family="text">
      <style:text-properties officeooo:rsid="00094ad9" style:font-name-asian="PMingLiU"/>
    </style:style>
    <style:style style:name="T11" style:family="text">
      <style:text-properties officeooo:rsid="000bb2b7" style:font-name-asian="PMingLiU"/>
    </style:style>
    <style:style style:name="T12" style:family="text">
      <style:text-properties style:language-asian="tr" style:country-asian="TR"/>
    </style:style>
    <style:style style:name="T13" style:family="text">
      <style:text-properties style:language-asian="tr" style:country-asian="TR" style:font-name-complex="Symbol"/>
    </style:style>
    <style:style style:name="T14" style:family="text">
      <style:text-properties style:language-asian="tr" style:country-asian="TR" style:font-size-complex="11pt"/>
    </style:style>
    <style:style style:name="T15" style:family="text">
      <style:text-properties style:language-asian="tr" style:country-asian="TR" style:font-weight-complex="bold"/>
    </style:style>
    <style:style style:name="T16" style:family="text">
      <style:text-properties officeooo:rsid="000d64b5" style:language-asian="tr" style:country-asian="TR"/>
    </style:style>
    <style:style style:name="T17" style:family="text">
      <style:text-properties style:font-name-complex="Symbol" style:font-size-complex="11pt"/>
    </style:style>
    <style:style style:name="T18" style:family="text">
      <style:text-properties officeooo:rsid="0009e453" style:font-name-complex="Symbol" style:font-size-complex="11pt"/>
    </style:style>
    <style:style style:name="T19" style:family="text">
      <style:text-properties fo:language="en" fo:country="GB" style:font-name-asian="Times New Roman" style:language-asian="en" style:country-asian="GB"/>
    </style:style>
    <style:style style:name="T20" style:family="text">
      <style:text-properties fo:language="en" fo:country="GB" fo:font-style="italic" style:font-name-asian="Times New Roman" style:language-asian="en" style:country-asian="GB" style:font-style-asian="italic"/>
    </style:style>
    <style:style style:name="T21" style:family="text">
      <style:text-properties style:font-size-complex="11pt"/>
    </style:style>
    <style:style style:name="T22" style:family="text">
      <style:text-properties style:font-name-asian="Symbol" style:language-asian="tr" style:country-asian="TR" style:font-name-complex="Symbol"/>
    </style:style>
    <style:style style:name="T23" style:family="text">
      <style:text-properties fo:font-style="italic" style:font-style-asian="italic"/>
    </style:style>
    <style:style style:name="T24" style:family="text">
      <style:text-properties fo:font-style="italic" style:language-asian="tr" style:country-asian="TR" style:font-style-asian="italic"/>
    </style:style>
    <style:style style:name="T25" style:family="text">
      <style:text-properties fo:font-style="italic" style:font-name-asian="MS Mincho" style:font-style-asian="italic"/>
    </style:style>
    <style:style style:name="T26" style:family="text">
      <style:text-properties fo:font-style="normal" style:font-name-asian="Symbol" style:language-asian="tr" style:country-asian="TR" style:font-style-asian="normal" style:font-name-complex="Symbol" style:font-style-complex="normal"/>
    </style:style>
    <style:style style:name="T27" style:family="text">
      <style:text-properties style:font-name="Courier New" fo:font-size="10pt" style:font-size-asian="10pt" style:font-name-complex="Courier New"/>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style:font-weight-asian="bold" style:font-size-complex="11pt" style:font-weight-complex="bold"/>
    </style:style>
    <style:style style:name="T31" style:family="text">
      <style:text-properties fo:font-weight="bold" style:font-weight-asian="bold" style:font-size-complex="13pt" style:font-weight-complex="bold"/>
    </style:style>
    <style:style style:name="T32" style:family="text">
      <style:text-properties fo:font-weight="bold" style:language-asian="tr" style:country-asian="TR" style:font-weight-asian="bold"/>
    </style:style>
    <style:style style:name="T33" style:family="text">
      <style:text-properties fo:font-weight="bold" style:language-asian="tr" style:country-asian="TR" style:font-weight-asian="bold" style:font-weight-complex="bold"/>
    </style:style>
    <style:style style:name="T34" style:family="text">
      <style:text-properties fo:font-weight="bold" style:font-name-asian="PMingLiU" style:language-asian="zh" style:country-asian="TW" style:font-weight-asian="bold"/>
    </style:style>
    <style:style style:name="T35" style:family="text">
      <style:text-properties fo:letter-spacing="-0.123cm" style:language-asian="tr" style:country-asian="TR"/>
    </style:style>
    <style:style style:name="T36" style:family="text">
      <style:text-properties style:text-position="9% 100%" fo:font-size="8pt" fo:letter-spacing="-0.035cm" style:font-size-asian="8pt" style:language-asian="tr" style:country-asian="TR" style:font-size-complex="8pt"/>
    </style:style>
    <style:style style:name="T37" style:family="text">
      <style:text-properties fo:letter-spacing="-0.071cm" style:language-asian="tr" style:country-asian="TR"/>
    </style:style>
    <style:style style:name="T38" style:family="text">
      <style:text-properties style:text-position="-13% 100%" fo:letter-spacing="-0.071cm" style:language-asian="tr" style:country-asian="TR" style:font-size-complex="11pt"/>
    </style:style>
    <style:style style:name="T39" style:family="text">
      <style:text-properties fo:font-size="11pt" style:font-size-asian="11pt" style:font-size-complex="11pt"/>
    </style:style>
    <style:style style:name="T40" style:family="text">
      <style:text-properties fo:font-size="11pt" style:font-size-asian="11pt" style:language-asian="zh" style:country-asian="TW" style:font-size-complex="11pt"/>
    </style:style>
    <style:style style:name="T41" style:family="text">
      <style:text-properties fo:font-size="11pt" fo:font-weight="bold" style:font-size-asian="11pt" style:font-weight-asian="bold" style:font-size-complex="11pt" style:font-weight-complex="bold"/>
    </style:style>
    <style:style style:name="T42" style:family="text">
      <style:text-properties fo:font-size="11pt" fo:font-style="italic" style:font-size-asian="11pt" style:font-style-asian="italic" style:font-size-complex="11pt"/>
    </style:style>
    <style:style style:name="T43" style:family="text">
      <style:text-properties fo:font-size="11pt" fo:language="en" fo:country="GB" style:font-name-asian="Times New Roman" style:font-size-asian="11pt" style:language-asian="en" style:country-asian="GB" style:font-size-complex="11pt"/>
    </style:style>
    <style:style style:name="T44" style:family="text">
      <style:text-properties style:text-position="super 58%"/>
    </style:style>
    <style:style style:name="T45" style:family="text">
      <style:text-properties style:font-size-complex="13pt" style:font-weight-complex="bold"/>
    </style:style>
    <style:style style:name="T46" style:family="text">
      <style:text-properties officeooo:rsid="000bb2b7"/>
    </style:style>
    <style:style style:name="T47" style:family="text">
      <style:text-properties officeooo:rsid="000c9aa7"/>
    </style:style>
    <style:style style:name="T48" style:family="text">
      <style:text-properties officeooo:rsid="000d64b5"/>
    </style:style>
    <style:style style:name="T49" style:family="text">
      <style:text-properties style:font-name-asian="Symbol" style:font-name-complex="Symbol"/>
    </style:style>
    <style:style style:name="Sect1" style:family="section">
      <style:section-properties text:dont-balance-text-columns="true" style:writing-mode="lr-tb" style:editable="false">
        <style:columns fo:column-count="2" fo:column-gap="0.508cm">
          <style:column style:rel-width="32767*" fo:start-indent="0cm" fo:end-indent="0.254cm"/>
          <style:column style:rel-width="32768*" fo:start-indent="0.25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1cm" fo:text-indent="-0.48cm" fo:margin-left="1.2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office:automatic-styles>
  <office:body>
    <office:text text:use-soft-page-breaks="true">
      <office:forms form:automatic-focus="false" form:apply-design-mode="false"/>
      <text:tracked-changes text:track-changes="false">
        <text:changed-region xml:id="ct74325968" text:id="ct74325968">
          <text:insertion>
            <office:change-info>
              <dc:creator>harold</dc:creator>
              <dc:date>2008-11-04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9">Instructions for <text:span text:style-name="T1">EAMT 201</text:span><text:span text:style-name="T10">8</text:span> Proceedings</text:p>
          </table:table-cell>
          <table:covered-table-cell/>
          <table:covered-table-cell/>
        </table:table-row>
        <table:table-row table:style-name="Tabla1.2">
          <table:table-cell table:style-name="Tabla1.A2" office:value-type="string">
            <text:p text:style-name="P10">First Author</text:p>
            <text:p text:style-name="ACL_20_Address"><text:span text:style-name="T2">Affiliation / Address line 1</text:span></text:p>
            <text:p text:style-name="P7">Affiliation / Address line 2</text:p>
            <text:p text:style-name="P7">Affiliation / Address line 3</text:p>
            <text:p text:style-name="P11"><text:span text:style-name="T12">e-mail</text:span><text:span text:style-name="T2">@domain</text:span></text:p>
          </table:table-cell>
          <table:table-cell table:style-name="Tabla1.A2" office:value-type="string">
            <text:p text:style-name="P10">Second Author</text:p>
            <text:p text:style-name="ACL_20_Address"><text:span text:style-name="T2">Affiliation / Address line 1</text:span></text:p>
            <text:p text:style-name="ACL_20_Address"><text:span text:style-name="T2">Affiliation / Address line 2</text:span></text:p>
            <text:p text:style-name="ACL_20_Address"><text:span text:style-name="T2">Affiliation / Address line 3</text:span></text:p>
            <text:p text:style-name="P11"><text:span text:style-name="T12">e-mail</text:span><text:span text:style-name="T2">@domain</text:span></text:p>
          </table:table-cell>
          <table:table-cell table:style-name="Tabla1.A2" office:value-type="string">
            <text:p text:style-name="P1"/>
          </table:table-cell>
        </table:table-row>
      </table:table>
      <text:section text:style-name="Sect1" text:name="Sección1">
        <text:p text:style-name="P12"/>
        <text:p text:style-name="P18"><text:span text:style-name="T49"><text:note text:id="ftn3" text:note-class="footnote"><text:note-citation text:label=" "> </text:note-citation><text:note-body><text:p text:style-name="ACL_20_footnote_20_text">© 2018 The authors. This article is licensed under a Creative Commons 3.0 licence, no derivative works, attribution, CC-BY-ND.</text:p></text:note-body></text:note></text:span>Abstract</text:p>
        <text:p text:style-name="ACL_20_Abstract"><text:span text:style-name="T22">This document contains the instructions for preparing a camera-ready manuscript for the </text:span><text:span text:style-name="T26">papers in the proceedings</text:span><text:span text:style-name="T22"> of </text:span><text:span text:style-name="T3">EAMT 201</text:span><text:span text:style-name="T5">8</text:span><text:span text:style-name="T13">. The document itself conforms to its own specifications, and is therefore an example of what your manuscript should look like. Authors are asked to conform to all the directions reported in this docume</text:span><text:span text:style-name="T3">nt.</text:span></text:p>
        <text:list xml:id="list2118257151309234780" text:style-name="WW8Num2">
          <text:list-item>
            <text:p text:style-name="P21">Credits</text:p>
          </text:list-item>
        </text:list>
        <text:p text:style-name="ACL_20_Text"><text:span text:style-name="T3">This document is derived from the instructions for </text:span><text:span text:style-name="T5">EAMT 2017 which </text:span><text:span text:style-name="T3">was the latest in a long line of adaptations: EAMT 20</text:span><text:span text:style-name="T5">09, EAMT 2011, EAMT 2012, EAMT 2014, </text:span><text:span text:style-name="T3">Coling 2008, ACL-07, Coling/ACL-06, EACL-06, ACL-05 and EACL-03. <text:s/>All these were based on the formats of earlier ACL and EACL Conference proceedings. <text:s/>Those versions were written by several people, including John Chen, Henry S. Thompson and Donald Walker.</text:span></text:p>
        <text:list xml:id="list170560951102364" text:continue-numbering="true" text:style-name="WW8Num2">
          <text:list-item>
            <text:p text:style-name="P23">Introduction</text:p>
          </text:list-item>
        </text:list>
        <text:p text:style-name="P13"><text:span text:style-name="T13">The following </text:span><text:span text:style-name="T3">formatting </text:span><text:span text:style-name="T13">instructions are directed to authors of papers accepted for publication in </text:span><text:span text:style-name="T3">EAMT 201</text:span><text:span text:style-name="T6">8</text:span><text:span text:style-name="T13"> proceedings.</text:span></text:p>
        <text:p text:style-name="P13"><text:span text:style-name="T13">See also </text:span><text:span text:style-name="T3">the conference website</text:span><text:span text:style-name="T4"><text:note text:id="ftn0" text:note-class="footnote"><text:note-citation>1</text:note-citation><text:note-body><text:p text:style-name="ACL_20_footnote_20_text"><text:span text:style-name="T17">http://</text:span><text:span text:style-name="T18">eamt2018.dlsi.ua.es/</text:span></text:p></text:note-body></text:note></text:span><text:span text:style-name="T27"> </text:span><text:span text:style-name="T2">for additional advice and information regarding submission. </text:span><text:span text:style-name="T12">All authors are required to adhere to these specifications. Authors are required to submit their papers in PDF (Portable Document Format). The proceedings will be printed on </text:span><text:span text:style-name="T32">A4</text:span><text:span text:style-name="T12"> </text:span><text:span text:style-name="T32">paper</text:span><text:span text:style-name="T12">. Authors from countries in which access to word processing systems is limited should contact the conference chair, Mikel Forcada </text:span><text:a xlink:type="simple" xlink:href="mailto:mlf@dlsi.ua.es" text:style-name="Internet_20_link" text:visited-style-name="Visited_20_Internet_20_Link"><text:span text:style-name="Internet_20_link"><text:span text:style-name="T12">mlf@dlsi.ua.es</text:span></text:span></text:a><text:span text:style-name="T12">, </text:span><text:span text:style-name="T14">as soon as possible</text:span><text:span text:style-name="T7">.</text:span></text:p>
        <text:list xml:id="list170560025830750" text:continue-numbering="true" text:style-name="WW8Num2">
          <text:list-item>
            <text:p text:style-name="P22">General Instructions</text:p>
          </text:list-item>
        </text:list>
        <text:p text:style-name="ACL_20_Text">Manuscripts must be in two-column format. <text:s/>Exceptions to the two-column format include the title, authors’ names and complete addresses, which must be centered at the top of the first page, and any full-width figures or tables (see the guidelines in Subsection 3.<text:span text:style-name="T2">5</text:span>). <text:span text:style-name="T28">Type single-spaced.</text:span> <text:s/>Start all pages directly under the top margin. See the guidelines later regarding formatting the first page.</text:p>
        <text:p text:style-name="ACL_20_Text_20_Indent"><text:span text:style-name="T47">S</text:span>ee Section 4 for information on the maximum number of pages<text:span text:style-name="T2">.</text:span></text:p>
        <text:list xml:id="list170561103461232" text:continue-numbering="true" text:style-name="WW8Num2">
          <text:list-item>
            <text:list>
              <text:list-item>
                <text:p text:style-name="P25">Electronically-available resources</text:p>
              </text:list-item>
            </text:list>
          </text:list-item>
        </text:list>
        <text:p text:style-name="P14"><text:span text:style-name="T2">T</text:span><text:span text:style-name="T12">his description </text:span><text:span text:style-name="T2">is provided </text:span><text:span text:style-name="T12">in </text:span><text:span text:style-name="T35">L</text:span><text:span text:style-name="T36">A</text:span><text:span text:style-name="T37">T</text:span><text:span text:style-name="T38">E</text:span><text:span text:style-name="T12">X2e (eamt1</text:span><text:span text:style-name="T16">8</text:span><text:span text:style-name="T12">.tex) along with the </text:span><text:span text:style-name="T35">L</text:span><text:span text:style-name="T36">A</text:span><text:span text:style-name="T37">T</text:span><text:span text:style-name="T38">E</text:span><text:span text:style-name="T12">X2e style file used to format it (</text:span><text:span text:style-name="T2">eamt1</text:span><text:span text:style-name="T9">8</text:span><text:span text:style-name="T12">.sty) and an EAMT bibliography style (</text:span><text:change-start text:change-id="ct74325968"/><text:span text:style-name="T12">eamt</text:span><text:change-end text:change-id="ct74325968"/><text:span text:style-name="T12">1</text:span><text:span text:style-name="T16">8</text:span><text:span text:style-name="T12">.bst)</text:span><text:span text:style-name="T2">; </text:span><text:span text:style-name="T12">and </text:span><text:span text:style-name="T2">in </text:span><text:span text:style-name="T12">PDF format (</text:span><text:span text:style-name="T2">eamt1</text:span><text:span text:style-name="T9">8</text:span><text:span text:style-name="T12">.pdf). These files are all a</text:span>vailable at http://<text:span text:style-name="T48">eamt2018.dlsi.ua.es#templates</text:span><text:span text:style-name="T21">. </text:span><text:span text:style-name="T2">There is</text:span> <text:span text:style-name="T2">also a</text:span> Microsoft Word (eamt1<text:span text:style-name="T48">8</text:span>.dot) <text:span text:style-name="T48">and LibreOffice.org/OpenOffice (eamt18.odt) </text:span><text:span text:style-name="T9">document </text:span><text:span text:style-name="T48">template a</text:span>vailable at the same URL. We strongly recommend the use of these style files, which have been appropriately tailored for the <text:span text:style-name="T2">EAMT 201</text:span><text:span text:style-name="T9">8</text:span> proceedings<text:span text:style-name="T2">.</text:span></text:p>
        <text:list xml:id="list170561370709214" text:continue-numbering="true" text:style-name="WW8Num2">
          <text:list-item>
            <text:list>
              <text:list-item>
                <text:p text:style-name="P25">Format of Electronic Manuscript</text:p>
              </text:list-item>
            </text:list>
          </text:list-item>
        </text:list>
        <text:p text:style-name="ACL_20_Text">For the production of the electronic manuscript you must use Adobe<text:span text:style-name="T2">’</text:span>s Portable Document Format (PDF). This format can be generated from postscript files. On Unix systems, you can use <text:span text:style-name="T27">ps2pdf</text:span> for this purpose. Under Microsoft Windows, you can use Adobe<text:span text:style-name="T2">’</text:span>s Distiller or GSview (File&gt;Convert&gt;pdfwrite); if you have <text:span text:style-name="T23">cygwin</text:span> in-stalled, you can use <text:span text:style-name="T23">ps2pdf</text:span>. Note that some word processing programs generate PDF which may not include all the necessary fonts (esp. tree dia<text:soft-page-break/>grams, symbols). When you print or create the PDF file, there is usually an option in your printer setup to include none, all or just non-standard fonts. <text:s/>Please make sure that you select the option of including ALL the fonts. <text:s/><text:span text:style-name="T23">Before sending it, test your PDF by printing it from a computer different from the one where it was created.</text:span> Moreover, some word processor<text:span text:style-name="T2">s</text:span> may generate very large postscript / PDF files, where each page is rendered as an image. Such images may reproduce poorly. In this case, try alternative ways to obtain the postscript and / or PDF. One way on some systems is to install a driver for a postscript printer, send your document to the printer specifying “Output to a file”, then convert the file to PDF.</text:p>
        <text:p text:style-name="ACL_20_Text_20_Indent">It <text:span text:style-name="T12">is of utmost </text:span>importance<text:span text:style-name="T12"> to specify </text:span><text:span text:style-name="T33">A4 format </text:span><text:span text:style-name="T15">(21.0 cm x 29.7 cm) / (8.3 in x 11.7 in)</text:span><text:span text:style-name="T33"> </text:span><text:span text:style-name="T12">when formatting the paper. When working with </text:span><text:span text:style-name="T27">dvips</text:span><text:span text:style-name="T12">, for instance, one should specify </text:span><text:span text:style-name="T27">-t <text:line-break/>a4</text:span><text:span text:style-name="T12">.</text:span></text:p>
        <text:p text:style-name="ACL_20_Text_20_Indent"><text:span text:style-name="T12">Print-outs of the PDF file on A4 paper should </text:span><text:span text:style-name="T2">look like the present document, which conforms to the formatting requirements</text:span><text:span text:style-name="T12">. </text:span><text:span text:style-name="T24">Note that in order for the paper to print correctly, you should disable centering and scale-to-fit options on your printer.</text:span><text:span text:style-name="T12"> If you cannot meet the above requirements about the production of your </text:span><text:span text:style-name="T2">camera-ready paper</text:span><text:span text:style-name="T12">, please contact the programme chairs as soon as possibl</text:span><text:span text:style-name="T2">e.</text:span></text:p>
        <text:list xml:id="list170560324995617" text:continue-numbering="true" text:style-name="WW8Num2">
          <text:list-item>
            <text:list>
              <text:list-item>
                <text:p text:style-name="P25">Layout</text:p>
              </text:list-item>
            </text:list>
          </text:list-item>
        </text:list>
        <text:p text:style-name="P15">Format manuscripts two columns to a page, in the manner these instructions are formatted. The exact dimensions for a page on A4 paper are:</text:p>
        <text:list xml:id="list3630998799282357694" text:style-name="L1">
          <text:list-item>
            <text:p text:style-name="P26">Left and right margins: 2.5 cm (1 in)</text:p>
          </text:list-item>
          <text:list-item>
            <text:p text:style-name="P19"><text:span text:style-name="T12">Top </text:span>margin<text:span text:style-name="T12">: 2.5 cm (1 in)</text:span></text:p>
          </text:list-item>
          <text:list-item>
            <text:p text:style-name="P19"><text:span text:style-name="T12">Bottom margin: 2.5 </text:span>cm<text:span text:style-name="T12"> (1 in)</text:span></text:p>
          </text:list-item>
          <text:list-item>
            <text:p text:style-name="P19"><text:span text:style-name="T12">Column </text:span>width<text:span text:style-name="T12">: 7.7 cm (3 in)</text:span></text:p>
          </text:list-item>
          <text:list-item>
            <text:p text:style-name="P20">Column height: 23.7 cm (9.4 in)</text:p>
          </text:list-item>
          <text:list-item>
            <text:p text:style-name="P20">Gap between columns: 0.5 cm (0.2 in)</text:p>
          </text:list-item>
        </text:list>
        <text:list xml:id="list170560776729897" text:continue-list="list170560324995617" text:style-name="WW8Num2">
          <text:list-item>
            <text:list>
              <text:list-item>
                <text:p text:style-name="P25">Fonts</text:p>
              </text:list-item>
            </text:list>
          </text:list-item>
        </text:list>
        <text:p text:style-name="ACL_20_Text">For uniformity, Adobe<text:span text:style-name="T2">’</text:span>s <text:span text:style-name="T28">Times Roman</text:span> font should be used. In <text:span text:style-name="T35">L</text:span><text:span text:style-name="T36">A</text:span><text:span text:style-name="T37">T</text:span><text:span text:style-name="T38">E</text:span><text:span text:style-name="T12">X2e</text:span>, this is accomplished by putting</text:p>
        <text:p text:style-name="P5"/>
        <text:p text:style-name="P17">\usepackage{times}</text:p>
        <text:p text:style-name="P17">\usepackage{latexsym}</text:p>
        <text:p text:style-name="P5"/>
        <text:p text:style-name="ACL_20_Text">in the preamble. If Times Roman is unavailable, use <text:span text:style-name="T28">Computer Modern Roman</text:span> (<text:span text:style-name="T35">L</text:span><text:span text:style-name="T36">A</text:span><text:span text:style-name="T37">T</text:span><text:span text:style-name="T38">E</text:span><text:span text:style-name="T12">X</text:span><text:span text:style-name="T2">2</text:span><text:span text:style-name="T12">e</text:span><text:span text:style-name="T2">’</text:span>s default). Note that the latter is about 10% less dense than Adobe<text:span text:style-name="T2">’</text:span>s Times Roman font<text:span text:style-name="T2">. </text:span></text:p>
        <text:list xml:id="list170560902395440" text:continue-numbering="true" text:style-name="WW8Num2">
          <text:list-item>
            <text:list>
              <text:list-item>
                <text:p text:style-name="P25">The First Page</text:p>
              </text:list-item>
            </text:list>
          </text:list-item>
        </text:list>
        <text:p text:style-name="ACL_20_Text"><text:span text:style-name="T12">Cent</text:span><text:span text:style-name="T2">er</text:span><text:span text:style-name="T12"> the title, authors</text:span><text:span text:style-name="T2">’</text:span><text:span text:style-name="T12"> names and affiliations across both columns. Do not use footnotes for affiliations. Do not include the paper ID number assigned during the submission process. </text:span>Use the two-column format only when you begin the abstract.</text:p>
        <text:p text:style-name="ACL_20_Text_20_Indent"><text:span text:style-name="T29">Title:</text:span> <text:span text:style-name="T12">Place the title centered at the top of the first page, in a 15-point bold font. Long titles should be typed on two lines without a blank line intervening. Approximately, put the title at 2.5 cm (1 in) from the top of the page, followed by a blank line, then the authors</text:span><text:span text:style-name="T2">’</text:span><text:span text:style-name="T12"> names and affiliation</text:span><text:span text:style-name="T2">s</text:span><text:span text:style-name="T12"> on the following line. Do not use only initials for given names (middle initials are allowed). </text:span><text:span text:style-name="T2">Avoid capitalizing last names. </text:span><text:span text:style-name="T12">The affiliation should contain the author</text:span><text:span text:style-name="T2">’</text:span><text:span text:style-name="T12">s complete address, and if possible an </text:span><text:span text:style-name="T2">e</text:span><text:span text:style-name="T12">mail address. Leave about 2 cm (0.75 in) between the affiliation and the body of the first page.</text:span></text:p>
        <text:p text:style-name="ACL_20_Text_20_Indent"><text:span text:style-name="T32">A</text:span><text:span text:style-name="T30">bstract:</text:span> Type the abstract at the beginning of the first column. The width of the abstract text should be smaller than the width of the columns for the text in the body of the paper by about 0.6 cm (0.25 in) on each side. Center the word <text:span text:style-name="T28">Abstract</text:span> in a 12<text:span text:style-name="T2">-</text:span>point bold font above the body of the abstract. The abstract should be a concise summary of the general thesis and conclusions of the paper. It should be no longer than 200 words.</text:p>
        <text:p text:style-name="ACL_20_Text_20_Indent"><text:span text:style-name="T28">Text</text:span><text:span text:style-name="T30">:</text:span> Begin typing the main body of the text immediately after the abstract, observing the two-column format as shown in the present document.<text:span text:style-name="T2"> Use 11 point font for text. <text:s/></text:span><text:span text:style-name="T28">I</text:span><text:span text:style-name="T30">ndent</text:span> when starting a new paragraph, except for the first paragraph following each heading.</text:p>
        <text:list xml:id="list170559687308405" text:continue-numbering="true" text:style-name="WW8Num2">
          <text:list-item>
            <text:list>
              <text:list-item>
                <text:p text:style-name="P25">Sections</text:p>
              </text:list-item>
            </text:list>
          </text:list-item>
        </text:list>
        <text:p text:style-name="ACL_20_Text"><text:span text:style-name="T30">Headings:</text:span> Type and label section and subsection headings in the style shown on the present document. Use numbered sections (Arabic numerals) in order to facilitate cross references. Number subsections with the section number and the subsection number separated by a dot, <text:span text:style-name="T21">in</text:span> Arabic numerals. Do not number sub-subsections.<text:span text:style-name="T2"> </text:span>Use 11 point font for subsection headings<text:span text:style-name="T2"> and</text:span> 12 point font for section headings<text:span text:style-name="T2">.</text:span></text:p>
        <text:p text:style-name="P2"><text:span text:style-name="T41">Citations:</text:span><text:span text:style-name="T39"> Citations within the text appear in parentheses as (Gusfield, 1997) or, if the author</text:span><text:span text:style-name="T40">’</text:span><text:span text:style-name="T39">s name appears in the text itself, as Gusfield (1997). Citations in parentheses should not be used as linguistic phrases; for example, instead </text:span><text:soft-page-break/><text:span text:style-name="T39">of “(Gusfield, 1997) argues that …” use “Gusfield (1997) argues that …”. Treat double authors as in (Aho and Ullman, 1972), but write as in (Chandra et al</text:span><text:span text:style-name="T42">.</text:span><text:span text:style-name="T39">, 1981) when more than two authors are involved. Append lowercase letters to the year in cases of ambiguit</text:span><text:span text:style-name="T40">y as in (Gledson and Keane 2008a)</text:span><text:span text:style-name="T39">. Collapse multiple citations in parentheses as in (Gusfield, 1997; Aho and Ullman, 1972) </text:span><text:span text:style-name="T43">and like this for multiple citations with the same-named author: <text:s/>(Tam and Schultz, 2006, 2007; Gledson and Keane, 2008a,b).</text:span></text:p>
        <text:p text:style-name="P6"><text:span text:style-name="T30">References:</text:span> Gather the full set of references together under the heading <text:span text:style-name="T28">References</text:span>; place the section before any Appendices, unless they contain references. Arrange the references alphabetically by first author’s last name, rather than by order of occurrence in the text., and invert the first-name and last-name of the first author (only). Provide as complete a citation as possible, using a consistent format, such as the one for <text:span text:style-name="T23">Computational Linguistics</text:span> or the one in the <text:span text:style-name="T23">Publication Manual of the American Psychological Association</text:span> (American Psychological Association, 1983). Use of full names for authors rather than initials is preferred. Use full names for journals and conferences, not abbreviations (for example, “45<text:span text:style-name="T44">th</text:span> Meeting of the Association for Computational Linguistics” not “ACL07”).</text:p>
        <text:p text:style-name="ACL_20_Text_20_Indent">The <text:span text:style-name="T35">L</text:span><text:span text:style-name="T36">A</text:span><text:span text:style-name="T37">T</text:span><text:span text:style-name="T38">E</text:span><text:span text:style-name="T12">X2e </text:span>and Bib<text:span text:style-name="T37">T</text:span><text:span text:style-name="T38">E</text:span><text:span text:style-name="T12">X</text:span> style files provided roughly fit the American Psychological Association format, allowing regular citations, short citations and multiple citations as described above.</text:p>
        <text:p text:style-name="ACL_20_Text_20_Indent"><text:span text:style-name="T31">Appendices:</text:span> Appendices, if any, directly follow the text and the references (but see above). Letter them in sequence and provide an informative title: <text:span text:style-name="T31">Appendix A. Title of Appendix</text:span>.</text:p>
        <text:p text:style-name="ACL_20_Text_20_Indent"><text:span text:style-name="T34">Acknowledgement</text:span><text:span text:style-name="T2"> </text:span>section should go as a last section immediately <text:span text:style-name="T23">before the references</text:span>. Do not number the acknowledgement section<text:span text:style-name="T2">.</text:span></text:p>
        <text:list xml:id="list170559917104648" text:continue-numbering="true" text:style-name="WW8Num2">
          <text:list-item>
            <text:list>
              <text:list-item>
                <text:p text:style-name="P25">Footnotes</text:p>
              </text:list-item>
            </text:list>
          </text:list-item>
        </text:list>
        <text:p text:style-name="ACL_20_Text"><text:span text:style-name="T31">Footnotes: </text:span><text:span text:style-name="T45">P</text:span>ut footnotes at the bottom of the page and use 9<text:span text:style-name="T2">-</text:span>point font. They may be numbered or referred to by asterisks or other symbols.<text:span text:style-name="Footnote_20_Symbol"><text:note text:id="ftn1" text:note-class="footnote"><text:note-citation>2</text:note-citation><text:note-body><text:p text:style-name="ACL_20_footnote_20_text"><text:s/>This is how a footnote should appear. <text:span text:style-name="T46">Footnote numbers in the main text should follow punctuation.</text:span></text:p></text:note-body></text:note></text:span> Footnotes should be separated from the main text by a line.<text:span text:style-name="Footnote_20_Symbol"><text:note text:id="ftn2" text:note-class="footnote"><text:note-citation>3</text:note-citation><text:note-body><text:p text:style-name="ACL_20_footnote_20_text"><text:s/>Note the line separating the footnotes from the text.</text:p></text:note-body></text:note></text:span></text:p>
        <text:list xml:id="list170560751429039" text:continue-numbering="true" text:style-name="WW8Num2">
          <text:list-item>
            <text:list>
              <text:list-item>
                <text:p text:style-name="P24">Copyright</text:p>
              </text:list-item>
            </text:list>
          </text:list-item>
        </text:list>
        <text:p text:style-name="ACL_20_Text"><text:span text:style-name="T1">EAMT 201</text:span><text:span text:style-name="T11">8</text:span><text:span text:style-name="T1"> requires a copyright license statement. This should be inserted as an unnumbered footnote on the first column of the first page. The </text:span><text:span text:style-name="T35">L</text:span><text:span text:style-name="T36">A</text:span><text:span text:style-name="T37">T</text:span><text:span text:style-name="T38">E</text:span><text:span text:style-name="T12">X</text:span><text:span text:style-name="T1"> style file (and the Word template) adds a copyright statement automatically. Refer to the style file for instructions to change this if required.</text:span></text:p>
        <text:list xml:id="list170561474579656" text:continue-numbering="true" text:style-name="WW8Num2">
          <text:list-item>
            <text:list>
              <text:list-item>
                <text:p text:style-name="P25">Graphics</text:p>
              </text:list-item>
            </text:list>
          </text:list-item>
        </text:list>
        <text:p text:style-name="ACL_20_Text"><text:span text:style-name="T28">Illustrations:</text:span> Place figures, tables, and photo-graphs in the paper near where they are first discussed, rather than at the end, if possible. Wide illustrations may run across both columns. Do not use colour illustrations as they may reproduce poorly.</text:p>
        <text:p text:style-name="ACL_20_Text_20_Indent"><text:span text:style-name="T31">Captions: </text:span><text:span text:style-name="T45">P</text:span>rovide a caption for every illustration; number each one sequentially in the form: “Figure 1. Caption of the Figure.”, “Table 1. Caption of the Table.” Type the captions of the figures and tables below the body, using 11<text:span text:style-name="T2">-</text:span>point te<text:span text:style-name="T2">xt.</text:span></text:p>
        <text:list xml:id="list170560007698840" text:continue-numbering="true" text:style-name="WW8Num2">
          <text:list-item>
            <text:p text:style-name="P22">Length of Submission</text:p>
          </text:list-item>
        </text:list>
        <text:p text:style-name="P16"><text:span text:style-name="T8">T</text:span><text:span text:style-name="T2">he maximum length is </text:span><text:span text:style-name="T8">10 </text:span><text:span text:style-name="T2">pages for research papers, </text:span><text:span text:style-name="T8">6 </text:span><text:span text:style-name="T2">pages for user papers, </text:span><text:span text:style-name="T8">1 </text:span><text:span text:style-name="T2">page for projects/products and </text:span><text:span text:style-name="T8">1 </text:span><text:span text:style-name="T2">page for the translators' track papers. The page limit should be observed strictly.</text:span> All illustrations, references, and appendices must be accommodated within these page limits, <text:span text:style-name="T2">following</text:span> the formatting instructions given in the present document.</text:p>
        <text:p text:style-name="ACL_20_References_20_Heading">Reference<text:span text:style-name="T2">s</text:span></text:p>
        <text:p text:style-name="ACL_20_Reference_20_text">Aho, Alfred V., and Jeffrey D. Ullman. 1972. <text:span text:style-name="T25">The Theory of Parsing, Translation and Compiling</text:span>, volume 1. Prentice-Hall, Englewood Cliffs, NJ. </text:p>
        <text:p text:style-name="ACL_20_Reference_20_text">American Psychological Association. 1983. <text:span text:style-name="T23">Publications Manual</text:span>. American Psychological Association, Washington, DC.</text:p>
        <text:p text:style-name="ACL_20_Reference_20_text">Association for Computing Machinery. 1983. <text:span text:style-name="T23">Computing Reviews</text:span>, 24(11):503–512.</text:p>
        <text:p text:style-name="ACL_20_Reference_20_text">Chandra, Ashok K., Dexter C. Kozen, and Larry J.Stockmeyer. 1981. Alternation. <text:span text:style-name="T23">Journal of the Association for Computing Machinery</text:span>, 28(1):114–133. </text:p>
        <text:p text:style-name="ACL_20_Reference_20_text">Gledson, Anne, and John Keane. 2008a. Measuring Topic Homogeneity and its Application to Dictionary-Based Word-Sense Disambiguation. <text:span text:style-name="T23">Coling 2008, 22nd International Conference on Computational Linguistics</text:span>, Manchester, UK 273–280.</text:p>
        <text:p text:style-name="ACL_20_Reference_20_text">Gledson, Anne, and John Keane. 2008b. Using Web-Search Results to Measure Word-group Similarity. <text:span text:style-name="T23">Coling 2008, 22nd International Conference on Computational Linguistics</text:span>, Manchester, UK 281–288.</text:p>
        <text:p text:style-name="ACL_20_Reference_20_text"><text:soft-page-break/>Gusfield, Dan. 1997. <text:span text:style-name="T23">Algorithms on Strings, Trees and Sequences</text:span>. Cambridge University Press, Cambridge, UK</text:p>
        <text:p text:style-name="P4"><text:span text:style-name="T19">Tam, Yik-Cheung and Tanja Schultz. 2006. Unsupervised Language Model Adaptation Using Latent Semantic Marginals. </text:span><text:span text:style-name="T20">Interspeech 2006 - ICSLP, Ninth International Conference on Spoken Language Processing</text:span><text:span text:style-name="T19">, Pittsburgh, Pennsylvania, paper 1705-Thu1A2O.2. </text:span></text:p>
        <text:p text:style-name="P4"><text:span text:style-name="T19">Tam, Yik-Cheung and Tanja Schultz. 2007. Correlated Latent Semantic Model for Unsupervised Language Model Adaptation. </text:span><text:span text:style-name="T20">Proceedings of ICASSP 2007, International Conference on Acoustics, Speech, and Signal Processing</text:span><text:span text:style-name="T19">, Honolulu, Hawaii, Vol. IV, 41–44.</text:span></text:p>
        <text:p text:style-name="P3"/>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FreeSans" svg:font-family="FreeSans" style:font-family-generic="swiss"/>
    <style:font-face style:name="Courier New" svg:font-family="'Courier New'" style:font-pitch="variable"/>
    <style:font-face style:name="Droid Sans Fallback" svg:font-family="'Droid Sans Fallback'" style:font-pitch="variable"/>
    <style:font-face style:name="FreeSans1" svg:font-family="FreeSans" style:font-pitch="variable"/>
    <style:font-face style:name="Noto Sans CJK SC Regular1" svg:font-family="'Noto Sans CJK SC Regular'" style:font-pitch="variable"/>
    <style:font-face style:name="PMingLiU" svg:font-family="PMingLiU, 新細明體"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PMingLiU" style:font-family-asian="PMingLiU, 新細明體"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1" style:font-family-complex="Free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ACL_20_Text_20_Indent" style:display-name="ACL Text Indent" style:family="paragraph" style:parent-style-name="Standard">
      <style:paragraph-properties fo:margin-left="0cm" fo:margin-right="0cm" fo:text-align="justify" style:justify-single-word="false" fo:text-indent="0.4cm" style:auto-text-indent="false"/>
      <style:text-properties fo:font-size="11pt" style:font-name-asian="Times New Roman" style:font-family-asian="'Times New Roman'" style:font-family-generic-asian="roman" style:font-pitch-asian="variable" style:font-size-asian="11pt"/>
    </style:style>
    <style:style style:name="ACL_20_Address" style:display-name="ACL Address" style:family="paragraph" style:parent-style-name="Standard">
      <style:paragraph-properties fo:text-align="center" style:justify-single-word="false"/>
      <style:text-properties fo:font-size="12pt" style:font-name-asian="Times New Roman" style:font-family-asian="'Times New Roman'" style:font-family-generic-asian="roman" style:font-pitch-asian="variable" style:font-size-asian="12pt"/>
    </style:style>
    <style:style style:name="ACL_20_Abstract_20_Heading" style:display-name="ACL Abstract Heading" style:family="paragraph" style:parent-style-name="Standard" style:next-style-name="ACL_20_Abstract">
      <style:paragraph-properties fo:margin-top="0.212cm" fo:margin-bottom="0.423cm" loext:contextual-spacing="false" fo:text-align="center" style:justify-single-word="false"/>
      <style:text-properties fo:font-size="12pt" fo:language="it" fo:country="IT" fo:font-weight="bold" style:font-name-asian="Times New Roman" style:font-family-asian="'Times New Roman'" style:font-family-generic-asian="roman" style:font-pitch-asian="variable" style:font-size-asian="12pt" style:font-weight-asian="bold" style:font-size-complex="13pt"/>
    </style:style>
    <style:style style:name="ACL_20_Abstract" style:display-name="ACL Abstract" style:family="paragraph" style:parent-style-name="Standard">
      <style:paragraph-properties fo:margin-left="0.6cm" fo:margin-right="0.6cm" fo:margin-top="0cm" fo:margin-bottom="0.423cm" loext:contextual-spacing="false" fo:text-align="justify" style:justify-single-word="false" fo:text-indent="0cm" style:auto-text-indent="false"/>
      <style:text-properties fo:font-size="11pt" style:font-name-asian="Times New Roman" style:font-family-asian="'Times New Roman'" style:font-family-generic-asian="roman" style:font-pitch-asian="variable" style:font-size-asian="11pt"/>
    </style:style>
    <style:style style:name="ACL_20_Title" style:display-name="ACL Title" style:family="paragraph" style:parent-style-name="Standard" style:next-style-name="ACL_20_Author">
      <style:paragraph-properties fo:margin-top="0.212cm" fo:margin-bottom="0.529cm" loext:contextual-spacing="false" fo:text-align="center" style:justify-single-word="false"/>
      <style:text-properties fo:font-size="15pt" fo:font-weight="bold" style:font-name-asian="Times New Roman" style:font-family-asian="'Times New Roman'" style:font-family-generic-asian="roman" style:font-pitch-asian="variable" style:font-size-asian="15pt" style:font-weight-asian="bold" style:font-size-complex="15pt" style:font-weight-complex="bold"/>
    </style:style>
    <style:style style:name="ACL_20_Author" style:display-name="ACL Author" style:family="paragraph" style:parent-style-name="Standard" style:next-style-name="ACL_20_Address">
      <style:paragraph-properties fo:text-align="center" style:justify-single-word="false"/>
      <style:text-properties fo:font-size="12pt" fo:font-weight="bold" style:font-name-asian="Times New Roman" style:font-family-asian="'Times New Roman'" style:font-family-generic-asian="roman" style:font-pitch-asian="variable" style:font-size-asian="12pt" style:font-weight-asian="bold"/>
    </style:style>
    <style:style style:name="ACL_20_Email" style:display-name="ACL Email" style:family="paragraph" style:parent-style-name="Standard">
      <style:paragraph-properties fo:margin-top="0.106cm" fo:margin-bottom="0.106cm" loext:contextual-spacing="false" fo:text-align="center" style:justify-single-word="false"/>
      <style:text-properties style:font-name="Courier New" fo:font-family="'Courier New'" style:font-pitch="variable" fo:font-size="12pt" style:font-name-asian="Courier New" style:font-family-asian="'Courier New'" style:font-pitch-asian="variable" style:font-size-asian="12pt" style:font-name-complex="Courier New" style:font-family-complex="'Courier New'" style:font-pitch-complex="variable"/>
    </style:style>
    <style:style style:name="ACL_20_Reference_20_text" style:display-name="ACL Reference text" style:family="paragraph" style:parent-style-name="ACL_20_Text_20_Indent">
      <style:paragraph-properties fo:margin-left="0.4cm" fo:margin-right="0cm" fo:margin-top="0cm" fo:margin-bottom="0.212cm" loext:contextual-spacing="false" fo:text-indent="-0.4cm" style:auto-text-indent="false"/>
      <style:text-properties fo:font-size="10pt" style:font-size-asian="10pt"/>
    </style:style>
    <style:style style:name="ACL_20_List_20_Bulleted" style:display-name="ACL List Bulleted" style:family="paragraph" style:parent-style-name="Standard" style:list-style-name="WW8Num1">
      <style:paragraph-properties fo:margin-left="1.02cm" fo:margin-right="0cm" fo:margin-top="0cm" fo:margin-bottom="0.212cm" loext:contextual-spacing="false" fo:text-align="justify" style:justify-single-word="false" fo:text-indent="-0.51cm" style:auto-text-indent="false"/>
      <style:text-properties fo:font-size="11pt" style:font-name-asian="Times New Roman" style:font-family-asian="'Times New Roman'" style:font-family-generic-asian="roman" style:font-pitch-asian="variable" style:font-size-asian="11pt" style:font-size-complex="11pt"/>
    </style:style>
    <style:style style:name="ACL_20_Text" style:display-name="ACL Text" style:family="paragraph" style:parent-style-name="ACL_20_Text_20_Indent" style:next-style-name="ACL_20_Text_20_Indent">
      <style:paragraph-properties fo:margin-left="0cm" fo:margin-right="0cm" fo:text-indent="0cm" style:auto-text-indent="false"/>
    </style:style>
    <style:style style:name="ACL_20_Section" style:display-name="ACL Section" style:family="paragraph" style:parent-style-name="Standard" style:next-style-name="ACL_20_Text" style:list-style-name="WW8Num2">
      <style:paragraph-properties fo:margin-left="0.76cm" fo:margin-right="0cm" fo:margin-top="0.353cm" fo:margin-bottom="0.282cm" loext:contextual-spacing="false" fo:text-align="justify" style:justify-single-word="false" fo:text-indent="-0.76cm" style:auto-text-indent="false" fo:keep-with-next="always"/>
      <style:text-properties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ACL_20_References_20_Heading" style:display-name="ACL References Heading" style:family="paragraph" style:parent-style-name="Standard" style:next-style-name="ACL_20_Reference_20_text">
      <style:paragraph-properties fo:margin-top="0.423cm" fo:margin-bottom="0.212cm" loext:contextual-spacing="false" fo:text-align="justify" style:justify-single-word="false"/>
      <style:text-properties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ACL_20_Subsection" style:display-name="ACL Subsection" style:family="paragraph" style:parent-style-name="ACL_20_Section" style:next-style-name="ACL_20_Text" style:list-style-name="WW8Num2">
      <style:paragraph-properties fo:margin-left="1.02cm" fo:margin-right="0cm" fo:margin-top="0.282cm" fo:margin-bottom="0.212cm" loext:contextual-spacing="false" fo:text-indent="-1.02cm" style:auto-text-indent="false"/>
      <style:text-properties fo:font-size="11pt" style:font-size-asian="11pt" style:font-size-complex="11pt"/>
    </style:style>
    <style:style style:name="ACL_20_footnote_20_text" style:display-name="ACL footnote text" style:family="paragraph" style:parent-style-name="Standard">
      <style:text-properties fo:font-size="9pt" style:font-name-asian="Times New Roman" style:font-family-asian="'Times New Roman'" style:font-family-generic-asian="roman" style:font-pitch-asian="variable" style:font-size-asian="9pt"/>
    </style:style>
    <style:style style:name="ACL_20_Example" style:display-name="ACL Example" style:family="paragraph" style:parent-style-name="Standard">
      <style:paragraph-properties fo:margin-left="0.51cm" fo:margin-right="0.51cm" fo:text-indent="0cm" style:auto-text-indent="false"/>
      <style:text-properties style:font-name="Courier New" fo:font-family="'Courier New'" style:font-pitch="variable" fo:font-size="11pt" style:font-name-asian="Courier New" style:font-family-asian="'Courier New'" style:font-pitch-asian="variable" style:font-size-asian="11pt" style:font-name-complex="Courier New" style:font-family-complex="'Courier New'" style:font-pitch-complex="variable" style:font-size-complex="11pt"/>
    </style:style>
    <style:style style:name="ACL_20_List_20_Bulleted_20_1st_20_line" style:display-name="ACL List Bulleted 1st line" style:family="paragraph" style:parent-style-name="ACL_20_List_20_Bulleted">
      <style:paragraph-properties fo:margin-top="0.212cm" fo:margin-bottom="0.212cm" loext:contextual-spacing="false"/>
    </style:style>
    <style:style style:name="Balloon_20_Text" style:display-name="Balloon Text"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Footnote"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1" style:family="text">
      <style:text-properties style:font-name="Courier New" fo:font-family="'Courier New'" style:font-pitch="variable" style:font-name-complex="PMingLiU" style:font-family-complex="PMingLiU, 新細明體"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PMingLiU" style:font-family-complex="PMingLiU, 新細明體"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Default_20_Paragraph_20_Font" style:display-name="Default Paragraph Font" style:family="text"/>
    <style:style style:name="ACL_20_Text_20_Indent_20_Char" style:display-name="ACL Text Indent Char" style:family="text">
      <style:text-properties fo:font-size="11pt" fo:language="en" fo:country="US" style:font-size-asian="11pt" style:language-complex="ar" style:country-complex="SA"/>
    </style:style>
    <style:style style:name="Footnote_20_Symbol" style:display-name="Footnote Symbol" style:family="text">
      <style:text-properties style:text-position="super 58%"/>
    </style:style>
    <style:style style:name="ACL_20_Reference_20_text_20_Char" style:display-name="ACL Reference text Char" style:family="text" style:parent-style-name="ACL_20_Text_20_Indent_20_Char"/>
    <style:style style:name="ACL_20_Text_20_Char" style:display-name="ACL Text Char" style:family="text" style:parent-style-name="ACL_20_Text_20_Indent_20_Cha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Characters" style:display-name="Footnote Characters" style:family="text">
      <style:text-properties style:text-position="super 58%"/>
    </style:style>
    <style:style style:name="Endnote_20_Symbol" style:display-name="Endnote Symbol" style:family="text">
      <style:text-properties style:text-position="super 58%"/>
    </style:style>
    <style:style style:name="WW-Caràcters_20_de_20_nota_20_final" style:display-name="WW-Caràcters de nota final" style:family="text"/>
    <style:style style:name="Endnote_20_Characters" style:display-name="Endnote Characters"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EAMT 2010 Proceedings</dc:title>
    <meta:initial-creator>Upali Kohomban</meta:initial-creator>
    <meta:creation-date>2012-01-24T09:26:00</meta:creation-date>
    <dc:date>2018-02-12T17:05:59.553398418</dc:date>
    <meta:print-date>2008-06-20T11:46:00</meta:print-date>
    <meta:editing-cycles>12</meta:editing-cycles>
    <meta:editing-duration>PT1H33M55S</meta:editing-duration>
    <meta:generator>LibreOffice/5.1.6.2$Linux_X86_64 LibreOffice_project/10m0$Build-2</meta:generator>
    <meta:document-statistic meta:table-count="1" meta:image-count="0" meta:object-count="0" meta:page-count="4" meta:paragraph-count="75" meta:word-count="1929" meta:character-count="12337" meta:non-whitespace-character-count="10491"/>
  </office:meta>
</office:document-meta>
</file>